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int position ,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Exception.ParseException( @ Nullable String expressionString , int posi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Exception.ParseException( int posi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